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proxima-nova, 'Helvetica Neue', Arial, sans-serif"/>
    <style:font-face style:name="ff-meta-web-pro-1" svg:font-family="ff-meta-web-pro-1, ff-meta-web-pro-2, Arial, 'Helvetica Neue', sans-serif"/>
    <style:font-face style:name="proxima-nova" svg:font-family="proxima-nov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bb35" officeooo:paragraph-rsid="0015bb35"/>
    </style:style>
    <style:style style:name="P2" style:family="paragraph" style:parent-style-name="Standard">
      <style:text-properties officeooo:rsid="0015bb35" officeooo:paragraph-rsid="0016e9d3"/>
    </style:style>
    <style:style style:name="P3" style:family="paragraph" style:parent-style-name="Standard">
      <style:text-properties officeooo:rsid="0015bb35" officeooo:paragraph-rsid="001e9f17"/>
    </style:style>
    <style:style style:name="P4" style:family="paragraph" style:parent-style-name="Standard">
      <style:text-properties officeooo:rsid="0016e9d3" officeooo:paragraph-rsid="0016e9d3"/>
    </style:style>
    <style:style style:name="P5" style:family="paragraph" style:parent-style-name="Standard">
      <style:text-properties officeooo:rsid="0016e9d3" officeooo:paragraph-rsid="0017d9fe"/>
    </style:style>
    <style:style style:name="P6" style:family="paragraph" style:parent-style-name="Standard">
      <style:text-properties officeooo:rsid="0016e9d3" officeooo:paragraph-rsid="001e9f17"/>
    </style:style>
    <style:style style:name="P7" style:family="paragraph" style:parent-style-name="Standard">
      <style:text-properties officeooo:rsid="0017054d" officeooo:paragraph-rsid="0017054d"/>
    </style:style>
    <style:style style:name="P8" style:family="paragraph" style:parent-style-name="Standard">
      <style:text-properties officeooo:rsid="001781b6" officeooo:paragraph-rsid="001781b6"/>
    </style:style>
    <style:style style:name="P9" style:family="paragraph" style:parent-style-name="Standard">
      <style:text-properties officeooo:rsid="001781b6" officeooo:paragraph-rsid="00186bca"/>
    </style:style>
    <style:style style:name="P10" style:family="paragraph" style:parent-style-name="Standard">
      <style:text-properties officeooo:rsid="001781b6" officeooo:paragraph-rsid="002a74a6"/>
    </style:style>
    <style:style style:name="P11" style:family="paragraph" style:parent-style-name="Standard">
      <style:text-properties officeooo:rsid="001781b6" officeooo:paragraph-rsid="002b9ce2"/>
    </style:style>
    <style:style style:name="P12" style:family="paragraph" style:parent-style-name="Standard">
      <style:text-properties officeooo:rsid="0017d9fe" officeooo:paragraph-rsid="0017d9fe"/>
    </style:style>
    <style:style style:name="P13" style:family="paragraph" style:parent-style-name="Standard">
      <style:text-properties officeooo:paragraph-rsid="0017054d"/>
    </style:style>
    <style:style style:name="P14" style:family="paragraph" style:parent-style-name="Standard">
      <style:text-properties officeooo:rsid="00186bca" officeooo:paragraph-rsid="001f728c"/>
    </style:style>
    <style:style style:name="P15" style:family="paragraph" style:parent-style-name="Standard">
      <style:text-properties style:font-name="Liberation Serif1" officeooo:rsid="00186bca" officeooo:paragraph-rsid="001a3eea"/>
    </style:style>
    <style:style style:name="P16" style:family="paragraph" style:parent-style-name="Standard">
      <style:text-properties style:font-name="Liberation Serif1" officeooo:rsid="00186bca" officeooo:paragraph-rsid="001e9f17"/>
    </style:style>
    <style:style style:name="P17" style:family="paragraph" style:parent-style-name="Standard">
      <style:text-properties officeooo:paragraph-rsid="001e9160"/>
    </style:style>
    <style:style style:name="P18" style:family="paragraph" style:parent-style-name="Standard">
      <style:text-properties officeooo:rsid="001fdbe9" officeooo:paragraph-rsid="001fdbe9"/>
    </style:style>
    <style:style style:name="P19" style:family="paragraph" style:parent-style-name="Standard">
      <style:text-properties officeooo:rsid="001fdbe9" officeooo:paragraph-rsid="00200227"/>
    </style:style>
    <style:style style:name="P20" style:family="paragraph" style:parent-style-name="Standard">
      <style:text-properties officeooo:rsid="001fdbe9" officeooo:paragraph-rsid="0020b44c"/>
    </style:style>
    <style:style style:name="P21" style:family="paragraph" style:parent-style-name="Standard">
      <style:text-properties officeooo:rsid="001fdbe9" officeooo:paragraph-rsid="0028ee57"/>
    </style:style>
    <style:style style:name="P22" style:family="paragraph" style:parent-style-name="Standard">
      <style:text-properties officeooo:rsid="001fdbe9" officeooo:paragraph-rsid="002bce6f"/>
    </style:style>
    <style:style style:name="P23" style:family="paragraph" style:parent-style-name="Standard">
      <style:text-properties officeooo:rsid="0020b44c" officeooo:paragraph-rsid="0020b44c"/>
    </style:style>
    <style:style style:name="P24" style:family="paragraph" style:parent-style-name="Standard">
      <style:text-properties officeooo:rsid="0020b44c" officeooo:paragraph-rsid="00220963"/>
    </style:style>
    <style:style style:name="P25" style:family="paragraph" style:parent-style-name="Standard">
      <style:text-properties officeooo:rsid="0020dec0" officeooo:paragraph-rsid="0020dec0"/>
    </style:style>
    <style:style style:name="P26" style:family="paragraph" style:parent-style-name="Standard">
      <style:text-properties officeooo:rsid="00220963" officeooo:paragraph-rsid="00220963"/>
    </style:style>
    <style:style style:name="P27" style:family="paragraph" style:parent-style-name="Standard">
      <style:text-properties officeooo:rsid="002281cc" officeooo:paragraph-rsid="002281cc"/>
    </style:style>
    <style:style style:name="P28" style:family="paragraph" style:parent-style-name="Standard">
      <style:text-properties officeooo:rsid="0025238c" officeooo:paragraph-rsid="0025238c"/>
    </style:style>
    <style:style style:name="P29" style:family="paragraph" style:parent-style-name="Standard">
      <style:text-properties officeooo:rsid="00270488" officeooo:paragraph-rsid="00270488"/>
    </style:style>
    <style:style style:name="P30" style:family="paragraph" style:parent-style-name="Standard">
      <style:text-properties officeooo:rsid="0028ee57" officeooo:paragraph-rsid="0028ee57"/>
    </style:style>
    <style:style style:name="P31" style:family="paragraph" style:parent-style-name="Standard">
      <style:text-properties officeooo:rsid="002aaba0" officeooo:paragraph-rsid="002aaba0"/>
    </style:style>
    <style:style style:name="P32" style:family="paragraph" style:parent-style-name="Standard">
      <style:text-properties officeooo:rsid="002b9418" officeooo:paragraph-rsid="002b9418"/>
    </style:style>
    <style:style style:name="P33" style:family="paragraph" style:parent-style-name="Standard">
      <style:text-properties officeooo:rsid="002b9ce2" officeooo:paragraph-rsid="002b9ce2"/>
    </style:style>
    <style:style style:name="P34" style:family="paragraph" style:parent-style-name="Standard">
      <style:text-properties officeooo:rsid="002ba9ae" officeooo:paragraph-rsid="002ba9ae"/>
    </style:style>
    <style:style style:name="P35" style:family="paragraph" style:parent-style-name="Standard">
      <style:text-properties officeooo:rsid="002bce6f" officeooo:paragraph-rsid="002bce6f"/>
    </style:style>
    <style:style style:name="P36" style:family="paragraph" style:parent-style-name="Standard">
      <style:text-properties officeooo:rsid="002c76fd" officeooo:paragraph-rsid="002c76fd"/>
    </style:style>
    <style:style style:name="T1" style:family="text">
      <style:text-properties officeooo:rsid="0016e9d3"/>
    </style:style>
    <style:style style:name="T2" style:family="text">
      <style:text-properties officeooo:rsid="0017054d"/>
    </style:style>
    <style:style style:name="T3" style:family="text">
      <style:text-properties officeooo:rsid="001781b6"/>
    </style:style>
    <style:style style:name="T4" style:family="text">
      <style:text-properties officeooo:rsid="0017d9fe"/>
    </style:style>
    <style:style style:name="T5" style:family="text">
      <style:text-properties officeooo:rsid="001d4063"/>
    </style:style>
    <style:style style:name="T6" style:family="text">
      <style:text-properties officeooo:rsid="001e9f17"/>
    </style:style>
    <style:style style:name="T7" style:family="text">
      <style:text-properties officeooo:rsid="001f728c"/>
    </style:style>
    <style:style style:name="T8" style:family="text">
      <style:text-properties officeooo:rsid="00200227"/>
    </style:style>
    <style:style style:name="T9" style:family="text">
      <style:text-properties officeooo:rsid="0020b44c"/>
    </style:style>
    <style:style style:name="T10" style:family="text">
      <style:text-properties officeooo:rsid="0020dec0"/>
    </style:style>
    <style:style style:name="T11" style:family="text">
      <style:text-properties officeooo:rsid="00220963"/>
    </style:style>
    <style:style style:name="T12" style:family="text">
      <style:text-properties officeooo:rsid="0028ee57"/>
    </style:style>
    <style:style style:name="T13" style:family="text">
      <style:text-properties officeooo:rsid="002a74a6"/>
    </style:style>
    <style:style style:name="T14" style:family="text">
      <style:text-properties officeooo:rsid="002b9c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text:span text:style-name="T3">Conversion to gui &amp; f</text:span>ree<text:span text:style-name="T3">z</text:span>ing/packaging issues</text:p>
      <text:p text:style-name="P4"/>
      <text:p text:style-name="P3">Converted <text:span text:style-name="T1">program from </text:span>from cl to gui using tkinter. Created gui directory under wCntrP <text:s/><text:span text:style-name="T6">&amp; moved a copy there. It would run but would not package with pyinstaller properly. </text:span></text:p>
      <text:p text:style-name="P3"/>
      <text:p text:style-name="P3"><text:span text:style-name="T5">Read this article about freezing tools </text:span><text:a xlink:type="simple" xlink:href="http://hackerboss.com/how-to-distribute-commercial-python-applications/"><text:span text:style-name="T5">http://hackerboss.com/how-to-distribute-commercial-python-applications/</text:span></text:a><text:span text:style-name="T5"> </text:span>Tried to freeze with pyinstaller. <text:span text:style-name="T1">The pyinstaller packaged file launches but closes immediately after button clicked, see </text:span><text:a xlink:type="simple" xlink:href="http://stackoverflow.com/questions/37689271/tkinter-program-converted-to-app-using-pyinstaller-closes-immediately"><text:span text:style-name="T1">http://stackoverflow.com/questions/37689271/tkinter-program-converted-to-app-using-pyinstaller-closes-immediately</text:span></text:a><text:span text:style-name="T1"> Pyinstaller includes the standard library modules by default but f</text:span>ails to hook in <text:span text:style-name="T1">the</text:span> right code, <text:span text:style-name="T1">it misses thrid party libraries, see </text:span><text:a xlink:type="simple" xlink:href="http://pythoncentral.io/pyinstaller-package-python-applications-windows-mac-linux/"><text:span text:style-name="T1">http://pythoncentral.io/pyinstaller-package-python-applications-windows-mac-linux/</text:span></text:a><text:span text:style-name="T1"> and </text:span><text:a xlink:type="simple" xlink:href="http://pyinstaller.47505.x6.nabble.com/tcl-error-when-packaging-a-tkinter-programme-with-pyinstaller-td1911.html"><text:span text:style-name="T1">http://pyinstaller.47505.x6.nabble.com/tcl-error-when-packaging-a-tkinter-programme-with-pyinstaller-td1911.html</text:span></text:a><text:span text:style-name="T1"> and also </text:span><text:a xlink:type="simple" xlink:href="https://github.com/viotti/pyinstaller/commit/597af5cb01c064620b53ea1ee537e30f56fa481d"><text:span text:style-name="T1">https://github.com/viotti/pyinstaller/commit/597af5cb01c064620b53ea1ee537e30f56fa481d</text:span></text:a><text:span text:style-name="T1"> <text:s/></text:span><text:s/>Editing the hook file is complicated++ see <text:a xlink:type="simple" xlink:href="https://pythonhosted.org/PyInstaller/hooks.html">https://pythonhosted.org/PyInstaller/hooks.html</text:a> <text:span text:style-name="T1">so I didn't bother.</text:span></text:p>
      <text:p text:style-name="P3"/>
      <text:p text:style-name="P3"><text:span text:style-name="T6">See this article which sums up my recent problems </text:span><text:a xlink:type="simple" xlink:href="https://www.continuum.io/blog/developer-blog/python-packages-and-environments-conda"><text:span text:style-name="T6">https://www.continuum.io/blog/developer-blog/python-packages-and-environments-conda</text:span></text:a><text:span text:style-name="T6"> and </text:span><text:a xlink:type="simple" xlink:href="http://conda.pydata.org/docs/py2or3.html#install-a-different-version-of-python"><text:span text:style-name="T6">http://conda.pydata.org/docs/py2or3.html#install-a-different-version-of-python</text:span></text:a></text:p>
      <text:p text:style-name="P16">At its core, the main purpose of Python virtual environments is to create an isolated environment for Python projects. This means that each project can have its own dependencies, regardless of what dependencies every other project has</text:p>
      <text:p text:style-name="P2"/>
      <text:p text:style-name="P5"><text:span text:style-name="T6">Created cx_freeze directory under wCntrP and moved a copy of wsgui.pt in to there. Then </text:span>I tried <text:span text:style-name="T4">to install cx_Freeze...</text:span></text:p>
      <text:p text:style-name="P5"/>
      <text:p text:style-name="P9">Issued following commands at my zsh terminal:</text:p>
      <text:p text:style-name="P5"/>
      <text:p text:style-name="P12">sudo pip3 install cx_freeze <text:s/></text:p>
      <text:p text:style-name="P12"/>
      <text:p text:style-name="P14">python setup.py build <text:s text:c="6"/></text:p>
      <text:p text:style-name="P14"/>
      <text:p text:style-name="P14"><text:span text:style-name="T7"># <text:s/>setup.py</text:span></text:p>
      <text:p text:style-name="P14"><text:span text:style-name="T7">import cx_Freeze</text:span></text:p>
      <text:p text:style-name="P14"><text:span text:style-name="T7">import sys</text:span></text:p>
      <text:p text:style-name="P14"><text:span text:style-name="T7">base = None</text:span></text:p>
      <text:p text:style-name="P14"><text:span text:style-name="T7">if sys.platform == 'win32':</text:span></text:p>
      <text:p text:style-name="P14"><text:span text:style-name="T7"><text:s text:c="4"/>base = 'Win32GUI'</text:span></text:p>
      <text:p text:style-name="P14"><text:span text:style-name="T7"></text:span></text:p>
      <text:p text:style-name="P14"><text:span text:style-name="T7">executables = [cx_Freeze.Executable('wsgui.py', base=base)]</text:span></text:p>
      <text:p text:style-name="P14"><text:span text:style-name="T7"></text:span></text:p>
      <text:p text:style-name="P14"><text:span text:style-name="T7">cx_Freeze.setup(</text:span></text:p>
      <text:p text:style-name="P14"><text:span text:style-name="T7"><text:s text:c="4"/>name='wsgui',</text:span></text:p>
      <text:p text:style-name="P14"><text:span text:style-name="T7"><text:s text:c="4"/>options={'build_exe': {'packages': ['tkinter', 'argparse']}},</text:span></text:p>
      <text:p text:style-name="P14"><text:span text:style-name="T7"><text:s text:c="4"/>version='0.01',</text:span></text:p>
      <text:p text:style-name="P14"><text:span text:style-name="T7"><text:s text:c="4"/>description='gui word counting application',</text:span></text:p>
      <text:p text:style-name="P14"><text:span text:style-name="T7"><text:s text:c="4"/>executables=executables</text:span></text:p>
      <text:p text:style-name="P14"><text:span text:style-name="T7"><text:s text:c="4"/>)</text:span> <text:s text:c="34"/></text:p>
      <text:p text:style-name="P5"/>
      <text:p text:style-name="P5"><text:span text:style-name="T4">but that failed to solve the problem as well, see </text:span><text:soft-page-break/><text:a xlink:type="simple" xlink:href="https://bitbucket.org/anthony_tuininga/cx_freeze/issues/131/fatal-python-error-py_initialize-unable-to"><text:span text:style-name="T4">https://bitbucket.org/anthony_tuininga/cx_freeze/issues/131/fatal-python-error-py_initialize-unable-to</text:span></text:a><text:span text:style-name="T4"> and also </text:span><text:a xlink:type="simple" xlink:href="https://bitbucket.org/anthony_tuininga/cx_freeze/issues/131/fatal-python-error-py_initialize-unable-to"><text:span text:style-name="T4">https://bitbucket.org/anthony_tuininga/cx_freeze/issues/131/fatal-python-error-py_initialize-unable-to</text:span></text:a><text:span text:style-name="T4"> and </text:span><text:a xlink:type="simple" xlink:href="https://bitbucket.org/anthony_tuininga/cx_freeze/commits/6e933509e4528f24919708eee1a68683f8aa029b"><text:span text:style-name="T4">https://bitbucket.org/anthony_tuininga/cx_freeze/commits/6e933509e4528f24919708eee1a68683f8aa029b</text:span></text:a><text:span text:style-name="T4"> </text:span></text:p>
      <text:p text:style-name="P5"/>
      <text:p text:style-name="P5"/>
      <text:p text:style-name="P6"/>
      <text:p text:style-name="P17"><text:span text:style-name="T2">Workaround: Installed anaconda (see these videos </text:span><text:a xlink:type="simple" xlink:href="https://www.youtube.com/watch?v=NwyIuWK80gQ"><text:span text:style-name="T2">https://www.youtube.com/watch?v=NwyIuWK80gQ</text:span></text:a><text:span text:style-name="T2"> and https://www.youtube.com/watch?v=0KVIsLTBjWA) &amp; <text:s/></text:span><text:a xlink:type="simple" xlink:href="https://www.continuum.io/downloads"><text:span text:style-name="T2">https://www.continuum.io/downloads</text:span></text:a><text:span text:style-name="T2"> and then miniconda. Created a virtual environment in miniconda called venv1 with an earlier version of python and added called venv1 and added pyzo cx_freeze nb </text:span>Pyzo is a cross-platform Python IDE focused on interactivity and introspection, which makes it very suitable for scientific computing.</text:p>
      <text:p text:style-name="P13"/>
      <text:p text:style-name="P15"/>
      <text:p text:style-name="P7"/>
      <text:p text:style-name="P8">Edited ~/.zshrc</text:p>
      <text:p text:style-name="P8"/>
      <text:p text:style-name="P8"># Path to miniconda installation</text:p>
      <text:p text:style-name="P8"><text:s text:c="2"/>export PATH=/home/pmy/miniconda3/bin:$PATH</text:p>
      <text:p text:style-name="P8"></text:p>
      <text:p text:style-name="P8"># Path to Anaconda installation</text:p>
      <text:p text:style-name="P8"># export PATH=/home/pmy/anaconda3/bin:$PATH</text:p>
      <text:p text:style-name="P7"/>
      <text:p text:style-name="P8">Issued following commands at my zsh terminal:</text:p>
      <text:p text:style-name="P8"/>
      <text:p text:style-name="P8">conda create -n venv1 python=3.4.0 anaconda <text:s text:c="6"/></text:p>
      <text:p text:style-name="P8"><text:s text:c="13"/></text:p>
      <text:p text:style-name="P8">conda install anaconda-client <text:s text:c="2"/></text:p>
      <text:p text:style-name="P8"/>
      <text:p text:style-name="P8">anaconda search -t conda cx_freeze <text:s/></text:p>
      <text:p text:style-name="P8"/>
      <text:p text:style-name="P8">conda install --channel https://conda.anaconda.org/pyzo cx_freeze</text:p>
      <text:p text:style-name="P8"/>
      <text:p text:style-name="P18">cd ~/git-fast/w<text:span text:style-name="T11">C</text:span>ntrP/cx_freeze</text:p>
      <text:p text:style-name="P18"/>
      <text:p text:style-name="P18"><text:s/>source activate venv1</text:p>
      <text:p text:style-name="P1"/>
      <text:p text:style-name="P18">which python <text:s text:c="3"/></text:p>
      <text:p text:style-name="P18"/>
      <text:p text:style-name="P18">pwd</text:p>
      <text:p text:style-name="P18"/>
      <text:p text:style-name="P18">ls -ltr</text:p>
      <text:p text:style-name="P18"/>
      <text:p text:style-name="P18">rm -rf <text:span text:style-name="T8">build</text:span> <text:s text:c="4"/># forces removal of dist directory, subdirectories &amp; all files</text:p>
      <text:p text:style-name="P18"/>
      <text:p text:style-name="P18">python setup.py build <text:s text:c="2"/># package it again</text:p>
      <text:p text:style-name="P18"/>
      <text:p text:style-name="P19">cd<text:span text:style-name="T8"> build/exe.linux-x86_64-3.4</text:span></text:p>
      <text:p text:style-name="P18"/>
      <text:p text:style-name="P20"># copy in a .txt file from somewhere e.g., gettysburg.txt <text:s text:c="4"/></text:p>
      <text:p text:style-name="P20"><text:soft-page-break/></text:p>
      <text:p text:style-name="P20"><text:span text:style-name="T9">THAT DOESN'T WORK!!!!</text:span></text:p>
      <text:p text:style-name="P20"/>
      <text:p text:style-name="P20"><text:span text:style-name="T9">NB:</text:span></text:p>
      <text:p text:style-name="P20"/>
      <text:p text:style-name="P23">cd ~/git-fast/wCntrP/gui/dist/wsgui</text:p>
      <text:p text:style-name="P23"/>
      <text:p text:style-name="P23">./wsgui gettysburg.txt # <text:s/>work<text:span text:style-name="T10">s now wether</text:span> run in venv1 </text:p>
      <text:p text:style-name="P23"/>
      <text:p text:style-name="P25">source deactivate # still works</text:p>
      <text:p text:style-name="P25"/>
      <text:p text:style-name="P25">which python</text:p>
      <text:p text:style-name="P25">/home/pmy/miniconda3/bin/python</text:p>
      <text:p text:style-name="P25"/>
      <text:p text:style-name="P26">comment out</text:p>
      <text:p text:style-name="P26"># export PATH=/home/pmy/miniconda3/bin:$PATH</text:p>
      <text:p text:style-name="P26">in ./zshrc</text:p>
      <text:p text:style-name="P26"/>
      <text:p text:style-name="P26">open a new terminal</text:p>
      <text:p text:style-name="P26"/>
      <text:p text:style-name="P26">which python <text:s text:c="50"/></text:p>
      <text:p text:style-name="P26">/usr/bin/python</text:p>
      <text:p text:style-name="P26"/>
      <text:p text:style-name="P24">cd ~/git-fast/wCntrP/gui/dist/wsgui</text:p>
      <text:p text:style-name="P24"/>
      <text:p text:style-name="P24">./wsgui gettysburg.txt <text:s/><text:span text:style-name="T11">~ also works now???? Why?</text:span></text:p>
      <text:p text:style-name="P24"/>
      <text:p text:style-name="P26"></text:p>
      <text:p text:style-name="P27">went here <text:a xlink:type="simple" xlink:href="https://techglimpse.com/error-executing-python3-5-command-solution/">https://techglimpse.com/error-executing-python3-5-command-solution/</text:a></text:p>
      <text:p text:style-name="P27"/>
      <text:p text:style-name="P28">installed python3.5.2 see, http://tecadmin.net/install-python-3-5-on-ubuntu/#</text:p>
      <text:p text:style-name="P26"/>
      <text:p text:style-name="P29">the exe is in /usr/local/bin/python3.5 </text:p>
      <text:p text:style-name="P29"/>
      <text:p text:style-name="P29">added these two lines to ~/.zshrc &amp; then uncommented them</text:p>
      <text:p text:style-name="P29"># export PYTHONHOME=/usr/local/lib/python3.5/</text:p>
      <text:p text:style-name="P29"></text:p>
      <text:p text:style-name="P29"># export PYTHONPATH=/usr/local/lib/python3.5/</text:p>
      <text:p text:style-name="P29"/>
      <text:p text:style-name="P29">save, open new shell &amp; try again</text:p>
      <text:p text:style-name="P29"/>
      <text:p text:style-name="P29"/>
      <text:p text:style-name="P21">cd ~/git-fast/w<text:span text:style-name="T11">C</text:span>ntrP/cx_freeze</text:p>
      <text:p text:style-name="P21"/>
      <text:p text:style-name="P30">rm -rf build</text:p>
      <text:p text:style-name="P30"/>
      <text:p text:style-name="P22">python<text:span text:style-name="T12">3.5</text:span> setup.py build</text:p>
      <text:p text:style-name="P22"/>
      <text:p text:style-name="P22"><text:span text:style-name="T9">cd ~/git-fast/wCntrP/gui/dist/wsgui</text:span> <text:s text:c="2"/># package it again</text:p>
      <text:p text:style-name="P31"># doesn't work</text:p>
      <text:p text:style-name="P31"/>
      <text:p text:style-name="P31"># uncomment below Path to miniconda installation</text:p>
      <text:p text:style-name="P31"><text:soft-page-break/>export PATH=/home/pmy/miniconda3/bin:$PATH</text:p>
      <text:p text:style-name="P21"/>
      <text:p text:style-name="P31"># save, open new terminal</text:p>
      <text:p text:style-name="P21"/>
      <text:p text:style-name="P10">conda create -n venv1 python=3.<text:span text:style-name="T13">5.2</text:span> anaconda <text:s text:c="4"/></text:p>
      <text:p text:style-name="P10"/>
      <text:p text:style-name="P32"># More problems as resetting python home &amp; path fucks up conda, see <text:a xlink:type="simple" xlink:href="http://stackoverflow.com/questions/19825250/after-anaconda-installation-conda-command-fails-with-importerror-no-module-na">http://stackoverflow.com/questions/19825250/after-anaconda-installation-conda-command-fails-with-importerror-no-module-na</text:a> so I commented them out &amp; started again</text:p>
      <text:p text:style-name="P32"/>
      <text:p text:style-name="P11">conda install --channel https://conda.anaconda.org/pyzo cx_freeze</text:p>
      <text:p text:style-name="P11"/>
      <text:p text:style-name="P33">UnsatisfiableError: The following specifications were found to be in conflict:</text:p>
      <text:p text:style-name="P33"><text:s text:c="2"/>- cx_freeze</text:p>
      <text:p text:style-name="P33"><text:s text:c="2"/>- python 3.5*</text:p>
      <text:p text:style-name="P33">Use "conda info &lt;package&gt;" to see the dependencies for each package.</text:p>
      <text:p text:style-name="P34"/>
      <text:p text:style-name="P34">try reinstalling cx_freeze, see this </text:p>
      <text:p text:style-name="P34">https://osdn.net/projects/sfnet_cx-freeze/downloads/4.3.3/cx_Freeze-4.3.3.tar.gz/</text:p>
      <text:p text:style-name="P33"/>
      <text:p text:style-name="P34">then did this <text:a xlink:type="simple" xlink:href="http://primarypcsolutions.com/showthread.php?id=168587">http://primarypcsolutions.com/showthread.php?id=168587</text:a></text:p>
      <text:p text:style-name="P34"/>
      <text:p text:style-name="P35">THIS LAST BIT SEEMS TO HAVE SOLVED IT</text:p>
      <text:p text:style-name="P33"></text:p>
      <text:p text:style-name="P36">python3.4 setup.py build <text:s text:c="76"/></text:p>
      <text:p text:style-name="P36"></text:p>
      <text:p text:style-name="P36">cd build/exe.linux-x86_64-3.4</text:p>
      <text:p text:style-name="P32"/>
      <text:p text:style-name="P36">./wsgui gettysburg.txt <text:s text:c="79"/></text:p>
      <text:p text:style-name="P29"/>
      <text:p text:style-name="P20"><text:s text:c="3"/></text:p>
      <text:p text:style-name="P18"/>
      <text:p text:style-name="P18"><text:s text:c="7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ato" svg:font-family="Lato, proxima-nova, 'Helvetica Neue', Arial, sans-serif"/>
    <style:font-face style:name="ff-meta-web-pro-1" svg:font-family="ff-meta-web-pro-1, ff-meta-web-pro-2, Arial, 'Helvetica Neue', sans-serif"/>
    <style:font-face style:name="proxima-nova" svg:font-family="proxima-nov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4:15:40.049637960</meta:creation-date>
    <dc:date>2017-01-17T09:51:58.090879721</dc:date>
    <meta:editing-duration>PT18H48M18S</meta:editing-duration>
    <meta:editing-cycles>22</meta:editing-cycles>
    <meta:generator>LibreOffice/4.2.8.2$Linux_X86_64 LibreOffice_project/420m0$Build-2</meta:generator>
    <meta:document-statistic meta:table-count="0" meta:image-count="0" meta:object-count="0" meta:page-count="4" meta:paragraph-count="98" meta:word-count="571" meta:character-count="5844" meta:non-whitespace-character-count="4905"/>
  </office:meta>
</office:document-meta>
</file>